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3.106cm" fo:break-before="auto" style:use-optimal-row-height="true"/>
    </style:style>
    <style:style style:name="ro24" style:family="table-row">
      <style:table-row-properties style:row-height="5.976cm" fo:break-before="auto" style:use-optimal-row-height="true"/>
    </style:style>
    <style:style style:name="ro25" style:family="table-row">
      <style:table-row-properties style:row-height="3.87cm" fo:break-before="auto" style:use-optimal-row-height="true"/>
    </style:style>
    <style:style style:name="ro26" style:family="table-row">
      <style:table-row-properties style:row-height="1.637cm" fo:break-before="auto" style:use-optimal-row-height="true"/>
    </style:style>
    <style:style style:name="ro27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7-07T10:01:23.13">
            <text:p>0707 <text:s/>100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7-07T10:01:23.13">
            <text:p>0707 <text:s/>1001</text:p>
          </table:table-cell>
          <table:table-cell table:style-name="ce8" table:formula="of:=NOW()" office:value-type="date" office:date-value="2022-07-07T10:01:23.13">
            <text:p>0707 <text:s/>100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7-07T10:01:23.13">
            <text:p>0707 <text:s/>100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7-07T10:01:23.13">
            <text:p>0707 <text:s/>1001</text:p>
          </table:table-cell>
          <table:table-cell table:style-name="ce8" table:formula="of:=NOW()" office:value-type="date" office:date-value="2022-07-07T10:01:23.13">
            <text:p>0707 <text:s/>100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 office:value-type="date" office:date-value="2022-06-08T10:34:07.86">
            <text:p>0608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リ、ポツリ。傘は、差していない人が、ほとんど。私のみだったか。１０人ぐらい、すれ違う人々の中で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午後の遅い時間。４時すぎ。お母さんと、保険証券などの、場所の確認を行う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夕方は、６時１５分頃。笛の練習を始める。尺八に移ったのは、７時、２，３分前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. 망종(芒種, 6/6), 제 둘 날. / 초후(6/6). 제 둘. / 칠십이후 : 당낭생(螳螂生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siódmego czerwc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السابع من يونيو \ السابع من ذو القعدة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 office:value-type="date" office:date-value="2022-06-12T08:32:53.57">
            <text:p>0612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ポツ、ポツ。傘を差していった。行き交う人たち、差してはいない。（２）ペースト、１袋丸々。固形、筒で２本分。（３）昨日か、東側のユリ、開く。（４）篠笛、尺八。尺八は、甲音。第５穴も、出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토요일 (6/11). / 망종 (6/6), 제 다섯 날. / 초후 (6/6), 제 다섯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obota, jednastego czerwca. / Księwiek : 11,6. / Wieczorem, padał. Nie dużo. (2) Późnym wieczorem, deszcz wzmógł się. Ulewny deszcz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بت، الحادي عشر من يونيو \ الحادي من شهر ذو القعدة.</text:p>
            <text:p>dzu-l-qaAd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уббота, одиннадцатое июня. / я поше'&lt;jo&gt;л за поку'пками. / я купил две банки[puszka;can коко'сового масла[olej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 office:value-type="date" office:date-value="2022-06-13T09:13:02.51">
            <text:p>0613</text:p>
          </table:table-cell>
          <table:table-cell table:style-name="ce10"/>
          <table:table-cell table:style-name="ce19" office:value-type="string" table:number-columns-spanned="3" table:number-rows-spanned="1">
            <text:p>ミケ：階段を過ぎたあたり。鳴き声が聞こえる。突出の手前、すなわし、北側。に、ミケがいる。フェンスの中、ではなく。</text:p>
            <text:p>（２）ここ、４～５日か。ミケが、頭を、塀の床面に、擦りつける仕草をする。ふたたび。クロが死んだあと、しばらく、やらなかっ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思うこと：[クロが死んだ]と、いま書いた。クロは、いなくなった、という表現。の方が、胸の内に収められている感懐に、より、平仄が合致している。そんな感触が、あ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12). / 망종 (6/6), 제 열둘(12) 날 / 차후 (6/11), 제 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/ dwunastego czerwca. / Księwiek : 12,6. (2) Nie padał. Nie gorąco. &lt;1&gt; W ciągu dnia, czasami nie nosiłem koszulkę, zostałem nag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ثاني عشر من شهر يونيو \ من شهر ذو القعدة.</text:p>
            <text:p>أكلت علبة سمك.</text:p>
            <text:p>akaltu[zjadl`em / AUlba[puszka;can / samak[ryb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енадцатого июня. / я ничего'&lt;vo&gt; не поку'пал. / я покупа'ю сла'дости[sl`odycze в магази'не[sklep Кян-ду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 office:value-type="date" office:date-value="2022-06-15T08:51:46.28">
            <text:p>0615</text:p>
          </table:table-cell>
          <table:table-cell table:style-name="ce10"/>
          <table:table-cell table:style-name="ce19" office:value-type="string" table:number-columns-spanned="3" table:number-rows-spanned="1">
            <text:p>ミケ。柵の中。雨が降っている。（１）媚を示す仕草。以前は、フェンスに顔を擦りつけていた。クロが死んでからは、フェンスのすぐ内側に生えている、蔦の類の草。に、顔を当てる。私が指を差し入れても、指には近づかない。以前は、その指に顔を擦り付けた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*6/14). / 망종(6/6), 제 아홉(9) 날. / 차후 (6/11), 제 넷 날. / 먹은 것 : 당근. 흰무. 우엉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Wtorek, czternastego czerwca. / Księwiek : 14,6. / Pogoda : &lt;1&gt; Wieczoram, padał. Do parku, przyniosłem parasol. Tego użyłem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ثلاثاء، الرابع عشر من شهر يونيو \ شهر ذو القعدة.</text:p>
            <text:p>ماذا اكلت؟ \ أكلت الأرز.</text:p>
            <text:p>maadza[co / akalta[jadl`em / akalt-l-uruuza[ryz@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то'рник, четы'рнадцатое июня. / [покупка] что я покупаю в супермарке'те Инагея 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я покупаю еда[jedzenie для ко'шек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 office:value-type="date" office:date-value="2022-06-27T08:36:32.18">
            <text:p>0627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った。舌を鳴らす。来ない。戻る。フェンスの前で、再び、舌を鳴らす。来ない。引き返しながら、階段の手前辺りで、また、舌鳴らし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일요일 (6/26). / 하지점 (6/21), 제 여섯(6) 날. / 초후 (6/21), 제 여셧 날 (6). / 칠십이후, 일본 : "乃東枯" (乃東, 꿀풀; 枯, 시든다) [2] 먹은 것 : <text:s/>(1) 당근. (2) 감자 (ziemniak) (3) 다진 고기(wieprzowina), 돼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niedziela. dwudziestego szóstego czerwca. / Księwiek : 26,6. / Pogoda : Słonecznie całkowicie. Bez chmur.</text:p>
          </table:table-cell>
          <table:covered-table-cell table:number-columns-repeated="2" table:style-name="ce21"/>
          <table:table-cell table:style-name="ce22" office:value-type="string">
            <text:p><text:a xlink:href="https://pogoda.interia.pl/prognoza-dlugoterminowa-warszawa,cId,36917">https://pogoda.interia.pl/prognoza-dlugoterminowa-warszawa,cId,36917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حد، السادس وعشرين من شهر يونيو \ السابع عشرين من شهر ذو القعدة.</text:p>
            <text:p>ماذا اكلت؟ أكلت بطاطس، جزر</text:p>
            <text:p>bat^aat^is[ziemniak / dhuzr[marchew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Воскресенье. Двадцать шестое июня. / что я купил? Вчера, ничего не купил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 office:value-type="date" office:date-value="2022-06-28T08:24:07.35">
            <text:p>0628</text:p>
          </table:table-cell>
          <table:table-cell table:style-name="ce10"/>
          <table:table-cell table:style-name="ce19" office:value-type="string" table:number-columns-spanned="3" table:number-rows-spanned="1">
            <text:p>ミケ：来た。初め、フェンスの中。毎度のことだが、初め、フェンスの中の、歩道寄り、胸高さの位置にいる。（２）私が、その位置へ行って、[来な]と、告げる。そのまま、突出の下へ行く。やがて、ミケの鳴き声が、突出の方へ近づいていく。（３）その時点で、昨日は、私は、手上げ位置へ移動する。そこで、ミケが出てくるのを待つ。（４）昨日は、ミケが自分のところまで来たあと、フードの前に、身体を摩ってあげる。手を小刻みに動かす。ミケの胴体を、ぐしゃぐしゃと、摩る[さする]。</text:p>
          </table:table-cell>
          <table:covered-table-cell table:number-columns-repeated="2" table:style-name="ce21"/>
          <table:table-cell table:style-name="ce19" office:value-type="string" table:number-columns-spanned="3" table:number-rows-spanned="1">
            <text:p>ミケ：</text:p>
          </table:table-cell>
          <table:covered-table-cell table:style-name="Default"/>
          <table:covered-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6/27). / 하지점 (6/21), 제 일곱(7) 날. / 초후 (6/21), 제 일곱 날. / [2] 먹은 것 : (1) 당근 (Marchew) (2) 달걀 (jajko) (3) 한국김 (koreańskie wodorosty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/ dwudziestego siódmego czerwca. / Księwiek : 27,6. / [Pogoda] (1) Słonecznie. Są chmury. Gorąco. (2) Temp w pokoju : około 32 w skali Celsjusza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اثنين، السابع عشرين من شهر يونيو \ الثامن عشرين من شهر ذو القعدة.</text:p>
            <text:p>ماذا اكلت؟ \ أكلت بطاطس، جزر، بيضة.</text:p>
            <text:p>bayd^a[jajko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понеде'льник, двадцать седьмо'го июня. / (покупка) (1) позавчера, в магазине Дайсо, купи'л сла'дкое. <text:s text:c="2"/>леде'нцы[cukierek из че'&lt;jo&gt;рного[czarna са'хара[cuk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6-30T08:58:20.39">
            <text:p>0630</text:p>
          </table:table-cell>
          <table:table-cell table:style-name="ce10"/>
          <table:table-cell table:style-name="ce19" office:value-type="string" table:number-columns-spanned="3" table:number-rows-spanned="1">
            <text:p>ミケ：来ない。西側へ行く。来ない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6/29) <text:s/>/ 하지점 (6/21), 제 아홉(9) 날 / 차후 (6/26), 제 넷(4) 날.</text:p>
            <text:p>[먹은 것] (1) 당근 (marchew) (2) 달걀 (jajko) (3) 무말랭이 (cienko-cięty i suszony daikon)</text:p>
          </table:table-cell>
          <table:covered-table-cell table:number-columns-repeated="2" table:style-name="ce21"/>
          <table:table-cell table:style-name="ce23" office:value-type="string">
            <text:p><text:a xlink:href="https://www.10000recipe.com/recipe/6674448">https://www.10000recipe.com/recipe/6674448</text:a>　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dwudziestego dziewiątego czerwca. / Księwiek : 0.</text:p>
            <text:p>[pogoda] (1) Słonecznie. (2) Gorąco. W pokoju, temperatura, to była około 32 stopnia (w skali Celsjusza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أربعاء، التاسع عشرين من شهر يونيو \ الثلاثين من شهر ذو القعدة.</text:p>
            <text:p>[ماذا اكلت] أكلت بطاطس، جزر، بصر</text:p>
            <text:p>akaltu[zjadl`em / bat^aat^isa[ziemniak / dhuzr[marchewki / bas^al[cebul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среда, двадцать девятое июня. / (покупка) (1) Кин-кан, медици'нский препара'т от уку'сов насеко'мы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 office:value-type="date" office:date-value="2022-07-05T10:16:04.34">
            <text:p>0705</text:p>
          </table:table-cell>
          <table:table-cell table:style-name="ce10"/>
          <table:table-cell table:style-name="ce19" office:value-type="string" table:number-columns-spanned="3" table:number-rows-spanned="1">
            <text:p>ミケ。来る。最初、フェンスの中。突出の、北側の地面。にて、舌鳴らし。（２）帰りがけ。小屋の前、電灯の下。親子連れ。父親、息子。息子は、８歳ぐらいか。ボール蹴り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화요일 (7/4). 하지점 (6/21), 제 열넷(14) 날. / 말후 (7/1), 제 넷 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poniedziałek. czwartego lipca / Ksiewiek : 5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(2) Gorąco. W porównaniu do dnia poprzedniego, mniej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يوم الأثنين، الرابع من شهر يوليو \ ذو الحجة، الثالث.</text:p>
            <text:p>dzuul-h^adh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понедельник, четве'&lt;jo&gt;ртое июля. / я ничего не покупал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 office:value-type="date" office:date-value="2022-07-07T09:17:01.18">
            <text:p>0707</text:p>
          </table:table-cell>
          <table:table-cell table:style-name="ce10" office:value-type="string">
            <text:p>ミケ</text:p>
          </table:table-cell>
          <table:table-cell table:style-name="ce15" office:value-type="string" table:number-columns-spanned="3" table:number-rows-spanned="1">
            <text:p>来る。フェンスの外にいる。（２）到着したときの、ミケの、仕切りの鳴き。やめさせるには？昨日は、ミケが鳴くたびに、ミケの口とその周りを、私の手で、[シュ、シュ、シュ、]と、舌で音を出しながら、撫でるように、軽く叩く。を、繰り返す。ミケは、嫌がって、その手を噛む。甘噛み。嫌がるが、後ろへ逃げるこ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수요일 (7/6). / 하지점 (6/21), 제 열여섯(16) 날. 말일. / 말후 (7/1),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środa, szóstego lipca. / Księwiek : 7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Słonecznie. Nie tak gorąco. Kiedy kładę[put.e futon, kładę lżeysze[가벼운 pościel te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يوم السادس من شهر يوليو \ نفس اليوم من شهر ذو الحجة.</text:p>
            <text:p>nafs-l-yawmi[sam-dzien`.p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office:value-type="string" table:number-columns-spanned="3" table:number-rows-spanned="1">
            <text:p>среда, шестое июля. / ничего не покупал. / В понедельник я купила вещи в магазине Вива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7-07T10:01:19.94">
            <text:p>2022/7/7 10:0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7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2022/07/07</text:date>, <text:time>10:0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7-07T10:01:22.79</dc:date>
    <dc:creator>iwabuchi ken</dc:creator>
    <meta:editing-duration>P18DT13H19M34S</meta:editing-duration>
    <meta:editing-cycles>2559</meta:editing-cycles>
    <meta:generator>OpenOffice/4.1.3$Win32 OpenOffice.org_project/413m1$Build-9783</meta:generator>
    <meta:document-statistic meta:table-count="2" meta:cell-count="848" meta:object-count="0"/>
  </office:meta>
</office:document-meta>
</file>